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7"/>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7"/>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7"/>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7"/>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7" table:number-columns-repeated="2"/>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7"/>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7" table:number-columns-repeated="2"/>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7"/>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7"/>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7" table:number-columns-repeated="2"/>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7"/>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7"/>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7" table:number-columns-repeated="2"/>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7"/>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7"/>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7"/>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7"/>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7" table:number-columns-repeated="2"/>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7"/>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9" meta:object-count="0"/>
    <meta:generator>LibreOfficeDev/5.1.0.3$Linux_X86_64 LibreOffice_project/</meta:generator>
  </office:meta>
</office:document-meta>
</file>